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niel P. Hay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9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A. SPRINGER, Secretary,<text:tab/><text:tab/><text:tab/><text:tab/><text:tab/><text:tab/><text:tab/>Temple Israel of Harlem,/</text:p>
      <text:p text:style-name="P2">30 MAIDEN LANE.<text:tab/><text:tab/><text:tab/><text:tab/><text:tab/><text:tab/><text:tab/><text:tab/>125th Street and 5th Avenue./</text:p>
      <text:p text:style-name="P3">New York, Jan 19th 1891/</text:p>
      <text:p text:style-name="P2">Rev Dr. S. Morais/</text:p>
      <text:p text:style-name="P2"><text:tab/>Dear Sir/</text:p>
      <text:p text:style-name="P2"><text:tab/><text:tab/>At the meeting/ of the friends &amp; members of the/ Jewish Theological Seminary/ to be held on Sunday Jan 25/ at 3 P. M. at Manner choir Hall/ N. Y. City, you are requested by/ the Trustees to speak upon the/ work of the Seminary and its needs/</text:p>
      <text:p text:style-name="P2"><text:tab/>Trusting you will be able/ to be present and address the meet-/-ing I am yours truly/ Danl. P. Hays/ Sec. 170 B'way N. 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17T15:32:35.02</meta:creation-date>
    <dc:date>2011-11-17T15:36:03.09</dc:date>
    <dc:creator>Penn Libraries</dc:creator>
    <meta:editing-duration>PT00H03M2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64" meta:character-count="1787"/>
  </office:meta>
</office:document-meta>
</file>